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d9d9e3"/>
    </style:style>
    <style:style style:name="P3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4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</style:style>
    <style:style style:name="P5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P6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</style:style>
    <style:style style:name="P7" style:family="paragraph" style:parent-style-name="Text_20_body" style:list-style-name="L3">
      <style:paragraph-properties fo:text-align="justify" style:justify-single-word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Relatório de Análise - Componente "Post"</text:span></text:span></text:p>
      <text:p text:style-name="P2"><text:span text:style-name="Strong_20_Emphasis"><text:span text:style-name="T1">Introdução:</text:span></text:span></text:p>
      <text:p text:style-name="P2">Este relatório apresenta uma análise detalhada do componente "Post" de uma aplicação React. O componente "Post" é responsável por exibir detalhes de uma postagem, incluindo título, imagem, corpo da postagem e tags relacionadas. O objetivo deste relatório é fornecer uma análise completa do código-fonte do componente, incluindo uma revisão dos métodos, resultados e uma conclusão geral sobre sua funcionalidade e importância.</text:p>
      <text:p text:style-name="P2"><text:span text:style-name="Strong_20_Emphasis"><text:span text:style-name="T1">Métodos:</text:span></text:span></text:p>
      <text:p text:style-name="P2">O componente "Post" faz uso de vários métodos e componentes React para fornecer sua funcionalidade. Aqui estão os principais métodos e componentes utilizados:</text:p>
      <text:list text:style-name="L1">
        <text:list-item>
          <text:p text:style-name="P3"><text:span text:style-name="Strong_20_Emphasis"><text:span text:style-name="T1">useParams:</text:span></text:span></text:p>
          <text:list>
            <text:list-item>
              <text:p text:style-name="P4">O hook <text:span text:style-name="Source_20_Text"><text:span text:style-name="T1">useParams</text:span></text:span> é usado para obter o parâmetro da URL, neste caso, o <text:span text:style-name="Source_20_Text"><text:span text:style-name="T1">id</text:span></text:span> da postagem.</text:p>
            </text:list-item>
          </text:list>
        </text:list-item>
        <text:list-item>
          <text:p text:style-name="P3"><text:span text:style-name="Strong_20_Emphasis"><text:span text:style-name="T1">useFetchDocument:</text:span></text:span></text:p>
          <text:list>
            <text:list-item>
              <text:p text:style-name="P3">O hook <text:span text:style-name="Source_20_Text"><text:span text:style-name="T1">useFetchDocument</text:span></text:span> é utilizado para buscar informações de uma postagem com base no <text:span text:style-name="Source_20_Text"><text:span text:style-name="T1">id</text:span></text:span> obtido dos parâmetros da URL.</text:p>
            </text:list-item>
          </text:list>
        </text:list-item>
      </text:list>
      <text:p text:style-name="P2"><text:span text:style-name="Strong_20_Emphasis"><text:span text:style-name="T1">Resultados:</text:span></text:span></text:p>
      <text:p text:style-name="P2">O componente "Post" tem a finalidade de exibir detalhes de uma postagem específica. Os principais elementos e resultados deste componente incluem:</text:p>
      <text:list text:style-name="L2">
        <text:list-item>
          <text:p text:style-name="P5"><text:span text:style-name="Strong_20_Emphasis"><text:span text:style-name="T1">Título, Imagem e Corpo da Postagem:</text:span></text:span></text:p>
          <text:list>
            <text:list-item>
              <text:p text:style-name="P6">O componente exibe o título da postagem como um elemento <text:span text:style-name="Source_20_Text"><text:span text:style-name="T1">&lt;h1&gt;</text:span></text:span>, a imagem com um elemento <text:span text:style-name="Source_20_Text"><text:span text:style-name="T1">&lt;img&gt;</text:span></text:span>, e o corpo da postagem em um elemento <text:span text:style-name="Source_20_Text"><text:span text:style-name="T1">&lt;p&gt;</text:span></text:span>. Os valores são obtidos do documento da postagem.</text:p>
            </text:list-item>
          </text:list>
        </text:list-item>
        <text:list-item>
          <text:p text:style-name="P5"><text:span text:style-name="Strong_20_Emphasis"><text:span text:style-name="T1">Tags:</text:span></text:span></text:p>
          <text:list>
            <text:list-item>
              <text:p text:style-name="P6">Abaixo do corpo da postagem, o componente exibe as tags relacionadas à postagem. Cada tag é renderizada com um elemento <text:span text:style-name="Source_20_Text"><text:span text:style-name="T1">&lt;p&gt;</text:span></text:span> e precedida por um caractere "#" (hash).</text:p>
            </text:list-item>
          </text:list>
        </text:list-item>
        <text:list-item>
          <text:p text:style-name="P5"><text:span text:style-name="Strong_20_Emphasis"><text:span text:style-name="T1">Condicional de Renderização:</text:span></text:span></text:p>
          <text:list>
            <text:list-item>
              <text:p text:style-name="P5">O componente utiliza uma condicional para garantir que somente detalhes de postagens válidas sejam renderizados. A renderização ocorre apenas se a variável <text:span text:style-name="Source_20_Text"><text:span text:style-name="T1">post</text:span></text:span> não for nula.</text:p>
            </text:list-item>
          </text:list>
        </text:list-item>
      </text:list>
      <text:p text:style-name="P2"><text:span text:style-name="Strong_20_Emphasis"><text:span text:style-name="T1">Conclusão:</text:span></text:span></text:p>
      <text:p text:style-name="P2"><text:soft-page-break/>O componente "Post" desempenha um papel fundamental na exibição de detalhes de uma postagem individual. Ele oferece uma apresentação clara e estruturada do conteúdo da postagem, incluindo título, imagem, corpo e tags associadas. A condicional de renderização garante que apenas postagens válidas sejam exibidas, evitando erros de renderização. Além disso, o componente "Post" é altamente reutilizável, pois pode ser usado para exibir detalhes de várias postagens em diferentes partes da aplicação. Portanto, a análise destaca a importância deste componente na apresentação de conteúdo e na experiência do usuário.</text:p>
      <text:p text:style-name="P1"/>
      <text:p text:style-name="P1"/>
      <text:p text:style-name="P2">Aqui está a análise das classes de estilo CSS atualizadas para o componente "Post":</text:p>
      <text:list text:style-name="L3">
        <text:list-item>
          <text:p text:style-name="P7"><text:span text:style-name="Source_20_Text"><text:span text:style-name="T1">.post_container</text:span></text:span>: A classe "post_container" continua a estilizar o contêiner principal do componente, centralizando o texto no centro da página. Isso ajuda a manter o layout do post alinhado ao centro.</text:p>
        </text:list-item>
        <text:list-item>
          <text:p text:style-name="P7"><text:span text:style-name="Source_20_Text"><text:span text:style-name="T1">.post_container h3</text:span></text:span>: A classe "post_container h3" estiliza o subtítulo "Este post trata sobre:". A adição de margem inferior ajuda a separar o subtítulo do conteúdo seguinte. O estilo continua a aumentar o tamanho da fonte e torna o subtítulo negrito para destacá-lo.</text:p>
        </text:list-item>
        <text:list-item>
          <text:p text:style-name="P7"><text:span text:style-name="Source_20_Text"><text:span text:style-name="T1">.post_container .tags</text:span></text:span>: A classe "post_container .tags" estiliza o contêiner das tags. Ela agora utiliza flexbox para centralizar horizontalmente as tags. Isso garante que as tags fiquem alinhadas ao centro da página, independentemente da quantidade de tags presentes.</text:p>
        </text:list-item>
        <text:list-item>
          <text:p text:style-name="P7"><text:span text:style-name="Source_20_Text"><text:span text:style-name="T1">.tags p</text:span></text:span>: A classe "tags p" continua a estilizar as tags individuais, adicionando uma margem direita para separar as tags umas das outras. A margem direita é uma prática comum para criar espaçamento entre elementos adjacentes.</text:p>
        </text:list-item>
        <text:list-item>
          <text:p text:style-name="P7"><text:span text:style-name="Source_20_Text"><text:span text:style-name="T1">.tags span</text:span></text:span>: A classe "tags span" estiliza o texto das tags, tornando-o em negrito. Isso ajuda a destacar as tags e as torna mais visíveis.</text:p>
        </text:list-item>
      </text:list>
      <text:p text:style-name="P2">As classes de estilo atualizadas mantêm a clareza e a organização dos estilos do componente "Post". Elas garantem que o conteúdo do post seja apresentado de maneira atraente e bem formatada. O uso de flexbox para centralizar as tags é uma melhoria eficaz no layout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38:40.170000000</meta:creation-date>
    <dc:date>2023-11-06T06:40:10.295000000</dc:date>
    <meta:editing-duration>PT1M30S</meta:editing-duration>
    <meta:editing-cycles>1</meta:editing-cycles>
    <meta:document-statistic meta:table-count="0" meta:image-count="0" meta:object-count="0" meta:page-count="2" meta:paragraph-count="26" meta:word-count="584" meta:character-count="3714" meta:non-whitespace-character-count="3171"/>
    <meta:generator>LibreOffice/7.5.2.2$Windows_X86_64 LibreOffice_project/53bb9681a964705cf672590721dbc85eb4d0c3a2</meta:generator>
  </office:meta>
</office:document-meta>
</file>